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119702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238bbd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2913c2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29cbe7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3144ae"/>
    </style:style>
    <style:style style:name="P7" style:family="paragraph" style:parent-style-name="Standard">
      <style:paragraph-properties fo:line-height="100%" fo:text-align="start" style:justify-single-word="false"/>
      <style:text-properties officeooo:paragraph-rsid="0023e754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35335a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3d4855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315a4e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389630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1bc3e4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119702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66f87a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69c182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0ee691" officeooo:paragraph-rsid="000ee691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3891b" officeooo:paragraph-rsid="0013891b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f2303" officeooo:paragraph-rsid="001f2303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19702" officeooo:paragraph-rsid="00119702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6343d" officeooo:paragraph-rsid="00119702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38bbd" officeooo:paragraph-rsid="00238bbd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9cbe7" officeooo:paragraph-rsid="0029cbe7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d1190" officeooo:paragraph-rsid="0029cbe7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ac116" officeooo:paragraph-rsid="002ac116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b168f" officeooo:paragraph-rsid="002b168f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3e754" officeooo:paragraph-rsid="00238bbd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3e754" officeooo:paragraph-rsid="0023e754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60b73" officeooo:paragraph-rsid="0023e754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120c9" officeooo:paragraph-rsid="003120c9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144ae" officeooo:paragraph-rsid="003144ae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83450" officeooo:paragraph-rsid="00315a4e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d4855" officeooo:paragraph-rsid="003d4855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89630" officeooo:paragraph-rsid="00389630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4c7b85" officeooo:paragraph-rsid="004c7b85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4c7b85" officeooo:paragraph-rsid="004e0571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6f87a" officeooo:paragraph-rsid="0066f87a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9c182" officeooo:paragraph-rsid="0069c182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0e64e6" officeooo:paragraph-rsid="000e64e6" fo:background-color="transparent" style:font-name-asian="Liberation Serif" style:font-weight-asian="normal" style:font-name-complex="Liberation Serif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19702" officeooo:paragraph-rsid="00119702" fo:background-color="transparent" style:font-name-asian="Liberation Serif" style:font-weight-asian="normal" style:font-name-complex="Liberation Serif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19702" officeooo:paragraph-rsid="00191fa6" fo:background-color="transparent" style:font-name-asian="Liberation Serif" style:font-weight-asian="normal" style:font-name-complex="Liberation Serif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7bd5c" officeooo:paragraph-rsid="00119702" fo:background-color="transparent" style:font-name-asian="Liberation Serif" style:font-weight-asian="normal" style:font-name-complex="Liberation Serif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337b1a" officeooo:paragraph-rsid="0023e754" fo:background-color="transparent" style:font-name-asian="Liberation Serif" style:font-weight-asian="normal" style:font-name-complex="Liberation Serif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4e54bb" officeooo:paragraph-rsid="004e54bb" fo:background-color="transparent" style:font-name-asian="Liberation Serif" style:font-weight-asian="normal" style:font-name-complex="Liberation Serif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305a4" officeooo:paragraph-rsid="006305a4" fo:background-color="transparent" style:font-name-asian="Liberation Serif" style:font-weight-asian="normal" style:font-name-complex="Liberation Serif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47948" officeooo:paragraph-rsid="006305a4" fo:background-color="transparent" style:font-name-asian="Liberation Serif" style:font-weight-asian="normal" style:font-name-complex="Liberation Serif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47948" officeooo:paragraph-rsid="00647948" fo:background-color="transparent" style:font-name-asian="Liberation Serif" style:font-weight-asian="normal" style:font-name-complex="Liberation Serif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11092" officeooo:paragraph-rsid="004fb787" fo:background-color="transparent" style:font-name-asian="Liberation Serif" style:font-weight-asian="normal" style:font-name-complex="Liberation Serif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a8647" officeooo:paragraph-rsid="005b5e8a" fo:background-color="transparent" style:font-name-asian="Liberation Serif" style:font-weight-asian="normal" style:font-name-complex="Liberation Serif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b5e8a" officeooo:paragraph-rsid="005b5e8a" fo:background-color="transparent" style:font-name-asian="Liberation Serif" style:font-weight-asian="normal" style:font-name-complex="Liberation Serif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1343f" officeooo:paragraph-rsid="0061343f" fo:background-color="transparent" style:font-name-asian="Liberation Serif" style:font-weight-asian="normal" style:font-name-complex="Liberation Serif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13fae" officeooo:paragraph-rsid="005b5e8a" fo:background-color="transparent" style:font-name-asian="Liberation Serif" style:font-weight-asian="normal" style:font-name-complex="Liberation Serif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b97a8" officeooo:paragraph-rsid="005b97a8" fo:background-color="transparent" style:font-name-asian="Liberation Serif" style:font-weight-asian="normal" style:font-name-complex="Liberation Serif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ce1fa" officeooo:paragraph-rsid="005ce1fa" fo:background-color="transparent" style:font-name-asian="Liberation Serif" style:font-weight-asian="normal" style:font-name-complex="Liberation Serif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6266c" officeooo:paragraph-rsid="0056266c" fo:background-color="transparent" style:font-name-asian="Liberation Serif" style:font-weight-asian="normal" style:font-name-complex="Liberation Serif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57b43d" officeooo:paragraph-rsid="0057b43d" fo:background-color="transparent" style:font-name-asian="Liberation Serif" style:font-weight-asian="normal" style:font-name-complex="Liberation Serif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bf119" officeooo:paragraph-rsid="006bf119" fo:background-color="transparent" style:font-name-asian="Liberation Serif" style:font-weight-asian="normal" style:font-name-complex="Liberation Serif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5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0e64e6" officeooo:paragraph-rsid="000e64e6" fo:background-color="transparent" style:font-name-asian="Liberation Serif" style:font-weight-asian="bold" style:font-name-complex="Liberation Serif" style:font-weight-complex="bold"/>
    </style:style>
    <style:style style:name="P6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0ee691" officeooo:paragraph-rsid="000ee691" fo:background-color="transparent" style:font-name-asian="Liberation Serif" style:font-weight-asian="bold" style:font-name-complex="Liberation Serif" style:font-weight-complex="bold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119702" officeooo:paragraph-rsid="00119702" fo:background-color="transparent" style:font-name-asian="Liberation Serif" style:font-weight-asian="bold" style:font-name-complex="Liberation Serif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15009b" officeooo:paragraph-rsid="0015009b" fo:background-color="transparent" style:font-name-asian="Liberation Serif" style:font-weight-asian="bold" style:font-name-complex="Liberation Serif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191fa6" officeooo:paragraph-rsid="00119702" fo:background-color="transparent" style:font-name-asian="Liberation Serif" style:font-weight-asian="bold" style:font-name-complex="Liberation Serif" style:font-weight-complex="bold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191fa6" officeooo:paragraph-rsid="00191fa6" fo:background-color="transparent" style:font-name-asian="Liberation Serif" style:font-weight-asian="bold" style:font-name-complex="Liberation Serif" style:font-weight-complex="bold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238bbd" officeooo:paragraph-rsid="00238bbd" fo:background-color="transparent" style:font-name-asian="Liberation Serif" style:font-weight-asian="bold" style:font-name-complex="Liberation Serif" style:font-weight-complex="bold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2b168f" officeooo:paragraph-rsid="002b168f" fo:background-color="transparent" style:font-name-asian="Liberation Serif" style:font-weight-asian="bold" style:font-name-complex="Liberation Serif" style:font-weight-complex="bold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30181b" officeooo:paragraph-rsid="0030181b" fo:background-color="transparent" style:font-name-asian="Liberation Serif" style:font-weight-asian="bold" style:font-name-complex="Liberation Serif" style:font-weight-complex="bold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4a247f" officeooo:paragraph-rsid="004a247f" fo:background-color="transparent" style:font-name-asian="Liberation Serif" style:font-weight-asian="bold" style:font-name-complex="Liberation Serif" style:font-weight-complex="bold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4e0571" officeooo:paragraph-rsid="004e0571" fo:background-color="transparent" style:font-name-asian="Liberation Serif" style:font-weight-asian="bold" style:font-name-complex="Liberation Serif" style:font-weight-complex="bold"/>
    </style:style>
    <style:style style:name="P7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4e54bb" officeooo:paragraph-rsid="004e54bb" fo:background-color="transparent" style:font-name-asian="Liberation Serif" style:font-weight-asian="bold" style:font-name-complex="Liberation Serif" style:font-weight-complex="bold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5161a4" officeooo:paragraph-rsid="005161a4" fo:background-color="transparent" style:font-name-asian="Liberation Serif" style:font-weight-asian="bold" style:font-name-complex="Liberation Serif" style:font-weight-complex="bold"/>
    </style:style>
    <style:style style:name="P7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543ffe" officeooo:paragraph-rsid="00543ffe" fo:background-color="transparent" style:font-name-asian="Liberation Serif" style:font-weight-asian="bold" style:font-name-complex="Liberation Serif" style:font-weight-complex="bold"/>
    </style:style>
    <style:style style:name="P7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62ada0" officeooo:paragraph-rsid="0062ada0" fo:background-color="transparent" style:font-name-asian="Liberation Serif" style:font-weight-asian="bold" style:font-name-complex="Liberation Serif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5971ec" officeooo:paragraph-rsid="0056266c" fo:background-color="transparent" style:font-name-asian="Liberation Serif" style:font-weight-asian="bold" style:font-name-complex="Liberation Serif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57b43d" officeooo:paragraph-rsid="0057b43d" fo:background-color="transparent" style:font-name-asian="Liberation Serif" style:font-weight-asian="bold" style:font-name-complex="Liberation Serif" style:font-weight-complex="bold"/>
    </style:style>
    <style:style style:name="P7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officeooo:rsid="0066f87a" officeooo:paragraph-rsid="0066f87a" fo:background-color="transparent" style:font-name-asian="Liberation Serif" style:font-weight-asian="bold" style:font-name-complex="Liberation Serif" style:font-weight-complex="bold"/>
    </style:style>
    <style:style style:name="P7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79" style:family="paragraph" style:parent-style-name="Standard">
      <style:paragraph-properties fo:line-height="100%" fo:text-align="start" style:justify-single-word="false"/>
      <style:text-properties style:use-window-font-color="true" loext:opacity="0%" officeooo:rsid="00315a4e" officeooo:paragraph-rsid="00315a4e"/>
    </style:style>
    <style:style style:name="P80" style:family="paragraph" style:parent-style-name="Standard">
      <style:paragraph-properties fo:line-height="100%" fo:text-align="start" style:justify-single-word="false"/>
      <style:text-properties style:use-window-font-color="true" loext:opacity="0%" officeooo:rsid="00315a4e" officeooo:paragraph-rsid="003f07d2"/>
    </style:style>
    <style:style style:name="P81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3d4855" officeooo:paragraph-rsid="003d4855" style:font-weight-asian="normal" style:font-weight-complex="normal"/>
    </style:style>
    <style:style style:name="P82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4fb787" officeooo:paragraph-rsid="004fb787" style:font-weight-asian="normal" style:font-weight-complex="normal"/>
    </style:style>
    <style:style style:name="P83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56266c" officeooo:paragraph-rsid="0056266c" style:font-weight-asian="normal" style:font-weight-complex="normal"/>
    </style:style>
    <style:style style:name="P84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57b43d" officeooo:paragraph-rsid="0057b43d" style:font-weight-asian="normal" style:font-weight-complex="normal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6305a4" officeooo:paragraph-rsid="006305a4" style:font-weight-asian="normal" style:font-weight-complex="normal"/>
    </style:style>
    <style:style style:name="P86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647948" officeooo:paragraph-rsid="00647948" style:font-weight-asian="normal" style:font-weight-complex="normal"/>
    </style:style>
    <style:style style:name="P87" style:family="paragraph" style:parent-style-name="Standard">
      <style:paragraph-properties fo:line-height="100%" fo:text-align="start" style:justify-single-word="false"/>
      <style:text-properties style:use-window-font-color="true" loext:opacity="0%" fo:font-weight="normal" officeooo:rsid="0066578f" officeooo:paragraph-rsid="0066578f" style:font-weight-asian="normal" style:font-weight-complex="normal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3d4855" officeooo:paragraph-rsid="003d4855" style:font-weight-asian="bold" style:font-weight-complex="bold"/>
    </style:style>
    <style:style style:name="P89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6266c" officeooo:paragraph-rsid="0056266c" style:font-weight-asian="bold" style:font-weight-complex="bold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a8647" officeooo:paragraph-rsid="005b5e8a" style:font-weight-asian="bold" style:font-weight-complex="bold"/>
    </style:style>
    <style:style style:name="P91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b5e8a" officeooo:paragraph-rsid="005b5e8a" style:font-weight-asian="bold" style:font-weight-complex="bold"/>
    </style:style>
    <style:style style:name="P92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b5e8a" officeooo:paragraph-rsid="00613b73" style:font-weight-asian="bold" style:font-weight-complex="bold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b97a8" officeooo:paragraph-rsid="005b97a8" style:font-weight-asian="bold" style:font-weight-complex="bold"/>
    </style:style>
    <style:style style:name="P94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ce1fa" officeooo:paragraph-rsid="005ce1fa" style:font-weight-asian="bold" style:font-weight-complex="bold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5fd348" officeooo:paragraph-rsid="005fd348" style:font-weight-asian="bold" style:font-weight-complex="bold"/>
    </style:style>
    <style:style style:name="P96" style:family="paragraph" style:parent-style-name="Standard">
      <style:paragraph-properties fo:line-height="100%" fo:text-align="start" style:justify-single-word="false"/>
      <style:text-properties style:use-window-font-color="true" loext:opacity="0%" fo:font-weight="bold" officeooo:rsid="0061e7ff" officeooo:paragraph-rsid="0061e7ff" style:font-weight-asian="bold" style:font-weight-complex="bold"/>
    </style:style>
    <style:style style:name="P97" style:family="paragraph" style:parent-style-name="Standard">
      <style:paragraph-properties fo:line-height="100%" fo:text-align="start" style:justify-single-word="false"/>
      <style:text-properties style:use-window-font-color="true" loext:opacity="0%" officeooo:rsid="00389630" officeooo:paragraph-rsid="00389630"/>
    </style:style>
    <style:style style:name="P98" style:family="paragraph" style:parent-style-name="Standard">
      <style:paragraph-properties fo:line-height="100%" fo:text-align="start" style:justify-single-word="false"/>
      <style:text-properties style:use-window-font-color="true" loext:opacity="0%" style:text-line-through-style="none" style:text-line-through-type="none" style:font-name="Liberation Serif" fo:font-size="12pt" fo:font-weight="normal" officeooo:rsid="004207c0" officeooo:paragraph-rsid="004207c0" fo:background-color="transparent" style:font-name-asian="Liberation Serif" style:font-name-complex="Liberation Serif"/>
    </style:style>
    <style:style style:name="P99" style:family="paragraph" style:parent-style-name="Standard">
      <style:paragraph-properties fo:line-height="100%" fo:text-align="start" style:justify-single-word="false"/>
      <style:text-properties style:use-window-font-color="true" loext:opacity="0%" style:text-line-through-style="none" style:text-line-through-type="none" style:font-name="Liberation Serif" fo:font-size="12pt" fo:font-weight="normal" officeooo:rsid="00453644" officeooo:paragraph-rsid="00453644" fo:background-color="transparent" style:font-name-asian="Liberation Serif" style:font-name-complex="Liberation Serif"/>
    </style:style>
    <style:style style:name="P100" style:family="paragraph" style:parent-style-name="Standard">
      <style:paragraph-properties fo:line-height="100%" fo:text-align="start" style:justify-single-word="false"/>
      <style:text-properties style:use-window-font-color="true" loext:opacity="0%" officeooo:rsid="003a95ad" officeooo:paragraph-rsid="003a95ad"/>
    </style:style>
    <style:style style:name="P101" style:family="paragraph" style:parent-style-name="Standard">
      <style:paragraph-properties fo:line-height="100%" fo:text-align="start" style:justify-single-word="false"/>
      <style:text-properties style:use-window-font-color="true" loext:opacity="0%" officeooo:rsid="004fb787" officeooo:paragraph-rsid="004fb787"/>
    </style:style>
    <style:style style:name="P102" style:family="paragraph" style:parent-style-name="Standard">
      <style:paragraph-properties fo:line-height="100%" fo:text-align="start" style:justify-single-word="false"/>
      <style:text-properties officeooo:rsid="00119702" officeooo:paragraph-rsid="00119702"/>
    </style:style>
    <style:style style:name="P103" style:family="paragraph" style:parent-style-name="Standard">
      <style:paragraph-properties fo:line-height="100%" fo:text-align="start" style:justify-single-word="false"/>
      <style:text-properties fo:font-weight="bold" officeooo:rsid="00119702" officeooo:paragraph-rsid="00119702" style:font-weight-asian="bold" style:font-weight-complex="bold"/>
    </style:style>
    <style:style style:name="P104" style:family="paragraph" style:parent-style-name="Standard">
      <style:paragraph-properties fo:line-height="100%" fo:text-align="start" style:justify-single-word="false"/>
      <style:text-properties fo:font-weight="bold" officeooo:rsid="00191fa6" officeooo:paragraph-rsid="00191fa6" style:font-weight-asian="bold" style:font-weight-complex="bold"/>
    </style:style>
    <style:style style:name="P105" style:family="paragraph" style:parent-style-name="Standard">
      <style:paragraph-properties fo:line-height="100%" fo:text-align="start" style:justify-single-word="false"/>
      <style:text-properties fo:font-weight="bold" officeooo:rsid="0029cbe7" officeooo:paragraph-rsid="0029cbe7" style:font-weight-asian="bold" style:font-weight-complex="bold"/>
    </style:style>
    <style:style style:name="P106" style:family="paragraph" style:parent-style-name="Standard">
      <style:paragraph-properties fo:line-height="100%" fo:text-align="start" style:justify-single-word="false"/>
      <style:text-properties fo:font-weight="normal" officeooo:paragraph-rsid="00119702" style:font-weight-asian="normal" style:font-weight-complex="normal"/>
    </style:style>
    <style:style style:name="P107" style:family="paragraph" style:parent-style-name="Standard">
      <style:paragraph-properties fo:line-height="100%" fo:text-align="start" style:justify-single-word="false"/>
      <style:text-properties officeooo:rsid="0023e754" officeooo:paragraph-rsid="0023e754"/>
    </style:style>
    <style:style style:name="P108" style:family="paragraph" style:parent-style-name="Standard">
      <style:paragraph-properties fo:line-height="100%" fo:text-align="start" style:justify-single-word="false"/>
      <style:text-properties officeooo:rsid="0029cbe7" officeooo:paragraph-rsid="0029cbe7"/>
    </style:style>
    <style:style style:name="P109" style:family="paragraph" style:parent-style-name="Standard">
      <style:paragraph-properties fo:line-height="100%" fo:text-align="start" style:justify-single-word="false"/>
      <style:text-properties officeooo:rsid="002b168f" officeooo:paragraph-rsid="002b168f"/>
    </style:style>
    <style:style style:name="P110" style:family="paragraph" style:parent-style-name="Standard">
      <style:paragraph-properties fo:line-height="100%" fo:text-align="start" style:justify-single-word="false"/>
      <style:text-properties officeooo:rsid="003120c9" officeooo:paragraph-rsid="003120c9"/>
    </style:style>
    <style:style style:name="P111" style:family="paragraph" style:parent-style-name="Standard">
      <style:paragraph-properties fo:line-height="100%" fo:text-align="start" style:justify-single-word="false"/>
      <style:text-properties officeooo:rsid="00315a4e" officeooo:paragraph-rsid="003144ae"/>
    </style:style>
    <style:style style:name="P112" style:family="paragraph" style:parent-style-name="Standard">
      <style:paragraph-properties fo:line-height="100%" fo:text-align="start" style:justify-single-word="false"/>
      <style:text-properties officeooo:rsid="00315a4e" officeooo:paragraph-rsid="00315a4e"/>
    </style:style>
    <style:style style:name="P113" style:family="paragraph" style:parent-style-name="Standard">
      <style:paragraph-properties fo:line-height="100%" fo:text-align="start" style:justify-single-word="false"/>
      <style:text-properties fo:color="#c9211e" loext:opacity="100%" style:font-name="Liberation Serif" fo:font-size="12pt" fo:font-weight="normal" officeooo:rsid="00383450" officeooo:paragraph-rsid="00315a4e" fo:background-color="transparent" style:font-name-asian="Liberation Serif" style:font-name-complex="Liberation Serif"/>
    </style:style>
    <style:style style:name="P114" style:family="paragraph" style:parent-style-name="Standard">
      <style:paragraph-properties fo:line-height="100%" fo:text-align="start" style:justify-single-word="false"/>
      <style:text-properties fo:color="#c9211e" loext:opacity="100%" style:font-name="Liberation Serif" fo:font-size="12pt" fo:font-weight="bold" officeooo:rsid="003b6273" officeooo:paragraph-rsid="003a95ad" fo:background-color="transparent" style:font-name-asian="Liberation Serif" style:font-weight-asian="bold" style:font-name-complex="Liberation Serif" style:font-weight-complex="bold"/>
    </style:style>
    <style:style style:name="P115" style:family="paragraph" style:parent-style-name="Standard">
      <style:paragraph-properties fo:line-height="100%" fo:text-align="start" style:justify-single-word="false"/>
      <style:text-properties style:text-line-through-style="solid" style:text-line-through-type="single" officeooo:rsid="0023e754" officeooo:paragraph-rsid="0023e754"/>
    </style:style>
    <style:style style:name="P116" style:family="paragraph" style:parent-style-name="Standard">
      <style:paragraph-properties fo:line-height="100%" fo:text-align="start" style:justify-single-word="false"/>
      <style:text-properties officeooo:rsid="004c7b85" officeooo:paragraph-rsid="004c7b85"/>
    </style:style>
    <style:style style:name="T1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loext:opacity="0%" style:font-name="Liberation Serif" fo:font-size="12pt" fo:font-weight="normal" officeooo:rsid="0016343d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loext:opacity="0%" style:font-name="Liberation Serif" fo:font-size="12pt" fo:font-weight="normal" officeooo:rsid="001720d3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loext:opacity="0%" style:font-name="Liberation Serif" fo:font-size="12pt" fo:font-weight="normal" officeooo:rsid="00172b53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loext:opacity="0%" style:font-name="Liberation Serif" fo:font-size="12pt" fo:font-weight="normal" officeooo:rsid="0017bd5c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loext:opacity="0%" style:font-name="Liberation Serif" fo:font-size="12pt" fo:font-weight="normal" officeooo:rsid="001bc3e4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loext:opacity="0%" style:font-name="Liberation Serif" fo:font-size="12pt" fo:font-weight="normal" officeooo:rsid="001cc43b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loext:opacity="0%" style:font-name="Liberation Serif" fo:font-size="12pt" fo:font-weight="normal" officeooo:rsid="00238bbd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loext:opacity="0%" style:font-name="Liberation Serif" fo:font-size="12pt" fo:font-weight="normal" officeooo:rsid="0023e754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loext:opacity="0%" style:font-name="Liberation Serif" fo:font-size="12pt" fo:font-weight="normal" officeooo:rsid="00256a75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loext:opacity="0%" style:font-name="Liberation Serif" fo:font-size="12pt" fo:font-weight="normal" officeooo:rsid="00260b73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loext:opacity="0%" style:font-name="Liberation Serif" fo:font-size="12pt" fo:font-weight="normal" officeooo:rsid="0029cbe7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loext:opacity="0%" style:font-name="Liberation Serif" fo:font-size="12pt" fo:font-weight="normal" officeooo:rsid="002a6708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loext:opacity="0%" style:font-name="Liberation Serif" fo:font-size="12pt" fo:font-weight="normal" officeooo:rsid="002ac116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loext:opacity="0%" style:font-name="Liberation Serif" fo:font-size="12pt" fo:font-weight="normal" officeooo:rsid="002d1190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loext:opacity="0%" style:font-name="Liberation Serif" fo:font-size="12pt" fo:font-weight="normal" officeooo:rsid="002e4de5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loext:opacity="0%" style:font-name="Liberation Serif" fo:font-size="12pt" fo:font-weight="normal" officeooo:rsid="003144ae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loext:opacity="0%" style:font-name="Liberation Serif" fo:font-size="12pt" fo:font-weight="normal" officeooo:rsid="00318f7c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loext:opacity="0%" style:font-name="Liberation Serif" fo:font-size="12pt" fo:font-weight="normal" officeooo:rsid="00337b1a" fo:background-color="transparent" loext:char-shading-value="0" style:font-name-asian="Liberation Serif" style:font-name-complex="Liberation Serif"/>
    </style:style>
    <style:style style:name="T20" style:family="text">
      <style:text-properties style:use-window-font-color="true" loext:opacity="0%" style:font-name="Liberation Serif" fo:font-size="12pt" fo:font-weight="normal" officeooo:rsid="00383450" fo:background-color="transparent" loext:char-shading-value="0" style:font-name-asian="Liberation Serif" style:font-name-complex="Liberation Serif"/>
    </style:style>
    <style:style style:name="T21" style:family="text">
      <style:text-properties style:use-window-font-color="true" loext:opacity="0%" style:font-name="Liberation Serif" fo:font-size="12pt" fo:font-weight="normal" officeooo:rsid="003d4855" fo:background-color="transparent" loext:char-shading-value="0" style:font-name-asian="Liberation Serif" style:font-name-complex="Liberation Serif"/>
    </style:style>
    <style:style style:name="T22" style:family="text">
      <style:text-properties style:use-window-font-color="true" loext:opacity="0%" style:font-name="Liberation Serif" fo:font-size="12pt" fo:font-weight="normal" officeooo:rsid="003df503" fo:background-color="transparent" loext:char-shading-value="0" style:font-name-asian="Liberation Serif" style:font-name-complex="Liberation Serif"/>
    </style:style>
    <style:style style:name="T23" style:family="text">
      <style:text-properties style:use-window-font-color="true" loext:opacity="0%" style:font-name="Liberation Serif" fo:font-size="12pt" fo:font-weight="normal" officeooo:rsid="00389630" fo:background-color="transparent" loext:char-shading-value="0" style:font-name-asian="Liberation Serif" style:font-name-complex="Liberation Serif"/>
    </style:style>
    <style:style style:name="T24" style:family="text">
      <style:text-properties style:use-window-font-color="true" loext:opacity="0%" style:font-name="Liberation Serif" fo:font-size="12pt" fo:font-weight="normal" officeooo:rsid="004325ee" fo:background-color="transparent" loext:char-shading-value="0" style:font-name-asian="Liberation Serif" style:font-name-complex="Liberation Serif"/>
    </style:style>
    <style:style style:name="T25" style:family="text">
      <style:text-properties style:use-window-font-color="true" loext:opacity="0%" style:font-name="Liberation Serif" fo:font-size="12pt" fo:font-weight="normal" officeooo:rsid="004c7b85" fo:background-color="transparent" loext:char-shading-value="0" style:font-name-asian="Liberation Serif" style:font-name-complex="Liberation Serif"/>
    </style:style>
    <style:style style:name="T26" style:family="text">
      <style:text-properties style:use-window-font-color="true" loext:opacity="0%" style:font-name="Liberation Serif" fo:font-size="12pt" fo:font-weight="normal" officeooo:rsid="004e0571" fo:background-color="transparent" loext:char-shading-value="0" style:font-name-asian="Liberation Serif" style:font-name-complex="Liberation Serif"/>
    </style:style>
    <style:style style:name="T27" style:family="text">
      <style:text-properties style:use-window-font-color="true" loext:opacity="0%" style:font-name="Liberation Serif" fo:font-size="12pt" fo:font-weight="normal" officeooo:rsid="00119702" fo:background-color="transparent" loext:char-shading-value="0" style:font-name-asian="Liberation Serif" style:font-weight-asian="normal" style:font-name-complex="Liberation Serif" style:font-weight-complex="normal"/>
    </style:style>
    <style:style style:name="T28" style:family="text">
      <style:text-properties style:use-window-font-color="true" loext:opacity="0%" style:font-name="Liberation Serif" fo:font-size="12pt" fo:font-weight="normal" officeooo:rsid="002913c2" fo:background-color="transparent" loext:char-shading-value="0" style:font-name-asian="Liberation Serif" style:font-weight-asian="normal" style:font-name-complex="Liberation Serif" style:font-weight-complex="normal"/>
    </style:style>
    <style:style style:name="T29" style:family="text">
      <style:text-properties style:use-window-font-color="true" loext:opacity="0%" style:font-name="Liberation Serif" fo:font-size="12pt" fo:font-weight="normal" officeooo:rsid="0013891b" fo:background-color="transparent" loext:char-shading-value="0" style:font-name-asian="Liberation Serif" style:font-weight-asian="normal" style:font-name-complex="Liberation Serif" style:font-weight-complex="normal"/>
    </style:style>
    <style:style style:name="T30" style:family="text">
      <style:text-properties style:use-window-font-color="true" loext:opacity="0%" style:font-name="Liberation Serif" fo:font-size="12pt" fo:font-weight="normal" officeooo:rsid="00337b1a" fo:background-color="transparent" loext:char-shading-value="0" style:font-name-asian="Liberation Serif" style:font-weight-asian="normal" style:font-name-complex="Liberation Serif" style:font-weight-complex="normal"/>
    </style:style>
    <style:style style:name="T31" style:family="text">
      <style:text-properties style:use-window-font-color="true" loext:opacity="0%" style:font-name="Liberation Serif" fo:font-size="12pt" fo:font-weight="normal" officeooo:rsid="0035335a" fo:background-color="transparent" loext:char-shading-value="0" style:font-name-asian="Liberation Serif" style:font-weight-asian="normal" style:font-name-complex="Liberation Serif" style:font-weight-complex="normal"/>
    </style:style>
    <style:style style:name="T32" style:family="text">
      <style:text-properties style:use-window-font-color="true" loext:opacity="0%" style:font-name="Liberation Serif" fo:font-size="12pt" fo:font-weight="normal" officeooo:rsid="00356b40" fo:background-color="transparent" loext:char-shading-value="0" style:font-name-asian="Liberation Serif" style:font-weight-asian="normal" style:font-name-complex="Liberation Serif" style:font-weight-complex="normal"/>
    </style:style>
    <style:style style:name="T33" style:family="text">
      <style:text-properties style:use-window-font-color="true" loext:opacity="0%" style:font-name="Liberation Serif" fo:font-size="12pt" fo:font-weight="normal" officeooo:rsid="00371005" fo:background-color="transparent" loext:char-shading-value="0" style:font-name-asian="Liberation Serif" style:font-weight-asian="normal" style:font-name-complex="Liberation Serif" style:font-weight-complex="normal"/>
    </style:style>
    <style:style style:name="T34" style:family="text">
      <style:text-properties style:use-window-font-color="true" loext:opacity="0%" style:font-name="Liberation Serif" fo:font-size="12pt" fo:font-weight="normal" officeooo:rsid="003d4855" fo:background-color="transparent" loext:char-shading-value="0" style:font-name-asian="Liberation Serif" style:font-weight-asian="normal" style:font-name-complex="Liberation Serif" style:font-weight-complex="normal"/>
    </style:style>
    <style:style style:name="T35" style:family="text">
      <style:text-properties style:use-window-font-color="true" loext:opacity="0%" style:font-name="Liberation Serif" fo:font-size="12pt" fo:font-weight="bold" fo:background-color="transparent" loext:char-shading-value="0" style:font-name-asian="Liberation Serif" style:font-name-complex="Liberation Serif"/>
    </style:style>
    <style:style style:name="T36" style:family="text">
      <style:text-properties style:use-window-font-color="true" loext:opacity="0%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37" style:family="text">
      <style:text-properties style:use-window-font-color="true" loext:opacity="0%" style:font-name="Liberation Serif" fo:font-size="12pt" fo:font-weight="bold" officeooo:rsid="00119702" fo:background-color="transparent" loext:char-shading-value="0" style:font-name-asian="Liberation Serif" style:font-weight-asian="bold" style:font-name-complex="Liberation Serif" style:font-weight-complex="bold"/>
    </style:style>
    <style:style style:name="T38" style:family="text">
      <style:text-properties style:use-window-font-color="true" loext:opacity="0%" style:font-name="Liberation Serif" fo:font-size="12pt" fo:font-weight="bold" officeooo:rsid="00172b53" fo:background-color="transparent" loext:char-shading-value="0" style:font-name-asian="Liberation Serif" style:font-weight-asian="bold" style:font-name-complex="Liberation Serif" style:font-weight-complex="bold"/>
    </style:style>
    <style:style style:name="T39" style:family="text">
      <style:text-properties style:use-window-font-color="true" loext:opacity="0%" style:font-name="Liberation Serif" fo:font-size="12pt" fo:font-weight="bold" officeooo:rsid="00337b1a" fo:background-color="transparent" loext:char-shading-value="0" style:font-name-asian="Liberation Serif" style:font-weight-asian="bold" style:font-name-complex="Liberation Serif" style:font-weight-complex="bold"/>
    </style:style>
    <style:style style:name="T40" style:family="text">
      <style:text-properties style:use-window-font-color="true" loext:opacity="0%" style:font-name="Liberation Serif" fo:font-size="12pt" fo:font-weight="bold" officeooo:rsid="00318f7c" fo:background-color="transparent" loext:char-shading-value="0" style:font-name-asian="Liberation Serif" style:font-weight-asian="bold" style:font-name-complex="Liberation Serif" style:font-weight-complex="bold"/>
    </style:style>
    <style:style style:name="T41" style:family="text">
      <style:text-properties style:use-window-font-color="true" loext:opacity="0%" style:font-name="Liberation Serif" fo:font-size="12pt" fo:font-weight="bold" officeooo:rsid="0035335a" fo:background-color="transparent" loext:char-shading-value="0" style:font-name-asian="Liberation Serif" style:font-weight-asian="bold" style:font-name-complex="Liberation Serif" style:font-weight-complex="bold"/>
    </style:style>
    <style:style style:name="T42" style:family="text">
      <style:text-properties style:use-window-font-color="true" loext:opacity="0%" style:font-name="Liberation Serif" fo:font-size="12pt" fo:font-weight="bold" officeooo:rsid="00371005" fo:background-color="transparent" loext:char-shading-value="0" style:font-name-asian="Liberation Serif" style:font-weight-asian="bold" style:font-name-complex="Liberation Serif" style:font-weight-complex="bold"/>
    </style:style>
    <style:style style:name="T43" style:family="text">
      <style:text-properties style:use-window-font-color="true" loext:opacity="0%" style:font-name="Liberation Serif" fo:font-size="12pt" fo:font-weight="bold" officeooo:rsid="003d4855" fo:background-color="transparent" loext:char-shading-value="0" style:font-name-asian="Liberation Serif" style:font-weight-asian="bold" style:font-name-complex="Liberation Serif" style:font-weight-complex="bold"/>
    </style:style>
    <style:style style:name="T44" style:family="text">
      <style:text-properties style:use-window-font-color="true" loext:opacity="0%" style:font-name="Liberation Serif" fo:font-size="12pt" fo:background-color="transparent" loext:char-shading-value="0" style:font-name-asian="Liberation Serif" style:font-name-complex="Liberation Serif"/>
    </style:style>
    <style:style style:name="T45" style:family="text">
      <style:text-properties style:use-window-font-color="true" loext:opacity="0%" style:font-name="Liberation Serif" fo:font-size="12pt" officeooo:rsid="00172b53" fo:background-color="transparent" loext:char-shading-value="0" style:font-name-asian="Liberation Serif" style:font-name-complex="Liberation Serif"/>
    </style:style>
    <style:style style:name="T46" style:family="text">
      <style:text-properties style:use-window-font-color="true" loext:opacity="0%" style:font-name="Liberation Serif" fo:font-size="12pt" officeooo:rsid="0017bd5c" fo:background-color="transparent" loext:char-shading-value="0" style:font-name-asian="Liberation Serif" style:font-name-complex="Liberation Serif"/>
    </style:style>
    <style:style style:name="T47" style:family="text">
      <style:text-properties style:use-window-font-color="true" loext:opacity="0%" style:font-name="Liberation Serif" fo:font-size="12pt" officeooo:rsid="00184b96" fo:background-color="transparent" loext:char-shading-value="0" style:font-name-asian="Liberation Serif" style:font-name-complex="Liberation Serif"/>
    </style:style>
    <style:style style:name="T48" style:family="text">
      <style:text-properties style:use-window-font-color="true" loext:opacity="0%" style:font-name="Liberation Serif" fo:font-size="12pt" officeooo:rsid="00191fa6" fo:background-color="transparent" loext:char-shading-value="0" style:font-name-asian="Liberation Serif" style:font-name-complex="Liberation Serif"/>
    </style:style>
    <style:style style:name="T49" style:family="text">
      <style:text-properties style:use-window-font-color="true" loext:opacity="0%" style:font-name="Liberation Serif" fo:font-size="12pt" officeooo:rsid="00238bbd" fo:background-color="transparent" loext:char-shading-value="0" style:font-name-asian="Liberation Serif" style:font-name-complex="Liberation Serif"/>
    </style:style>
    <style:style style:name="T50" style:family="text">
      <style:text-properties style:use-window-font-color="true" loext:opacity="0%" style:font-name="Liberation Serif" fo:font-size="12pt" officeooo:rsid="002a6708" fo:background-color="transparent" loext:char-shading-value="0" style:font-name-asian="Liberation Serif" style:font-name-complex="Liberation Serif"/>
    </style:style>
    <style:style style:name="T51" style:family="text">
      <style:text-properties fo:color="#0000ff" loext:opacity="100%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47088a" style:font-weight-asian="bold" style:font-weight-complex="bold"/>
    </style:style>
    <style:style style:name="T54" style:family="text">
      <style:text-properties officeooo:rsid="0021302d"/>
    </style:style>
    <style:style style:name="T55" style:family="text">
      <style:text-properties fo:color="#c9211e" loext:opacity="100%"/>
    </style:style>
    <style:style style:name="T56" style:family="text">
      <style:text-properties fo:color="#c9211e" loext:opacity="100%" style:font-name="Liberation Serif" fo:font-size="12pt" fo:font-weight="normal" officeooo:rsid="00383450" fo:background-color="transparent" loext:char-shading-value="0" style:font-name-asian="Liberation Serif" style:font-name-complex="Liberation Serif"/>
    </style:style>
    <style:style style:name="T57" style:family="text">
      <style:text-properties fo:color="#c9211e" loext:opacity="100%" style:font-name="Liberation Serif" fo:font-size="12pt" fo:font-weight="bold" officeooo:rsid="00337b1a" fo:background-color="transparent" loext:char-shading-value="0" style:font-name-asian="Liberation Serif" style:font-weight-asian="bold" style:font-name-complex="Liberation Serif" style:font-weight-complex="bold"/>
    </style:style>
    <style:style style:name="T58" style:family="text">
      <style:text-properties style:font-name="Liberation Serif" fo:font-size="12pt" fo:font-weight="normal" fo:background-color="transparent" loext:char-shading-value="0" style:font-name-asian="Liberation Serif" style:font-name-complex="Liberation Serif"/>
    </style:style>
    <style:style style:name="T59" style:family="text">
      <style:text-properties style:font-name="Liberation Serif" fo:font-size="12pt" fo:font-weight="normal" officeooo:rsid="00383450" fo:background-color="transparent" loext:char-shading-value="0" style:font-name-asian="Liberation Serif" style:font-name-complex="Liberation Serif"/>
    </style:style>
    <style:style style:name="T60" style:family="text">
      <style:text-properties style:font-name="Liberation Serif" fo:font-size="12pt" fo:font-weight="normal" officeooo:rsid="003d4855" fo:background-color="transparent" loext:char-shading-value="0" style:font-name-asian="Liberation Serif" style:font-name-complex="Liberation Serif"/>
    </style:style>
    <style:style style:name="T61" style:family="text">
      <style:text-properties style:font-name="Liberation Serif" fo:font-size="12pt" fo:font-weight="normal" officeooo:rsid="003f07d2" fo:background-color="transparent" loext:char-shading-value="0" style:font-name-asian="Liberation Serif" style:font-name-complex="Liberation Serif"/>
    </style:style>
    <style:style style:name="T62" style:family="text">
      <style:text-properties style:font-name="Liberation Serif" fo:font-size="12pt" fo:font-weight="normal" officeooo:rsid="00442246" fo:background-color="transparent" loext:char-shading-value="0" style:font-name-asian="Liberation Serif" style:font-name-complex="Liberation Serif"/>
    </style:style>
    <style:style style:name="T63" style:family="text">
      <style:text-properties style:font-name="Liberation Serif" fo:font-size="12pt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64" style:family="text">
      <style:text-properties style:font-name="Liberation Serif" fo:font-size="12pt" fo:font-weight="normal" officeooo:rsid="0056266c" fo:background-color="transparent" loext:char-shading-value="0" style:font-name-asian="Liberation Serif" style:font-weight-asian="normal" style:font-name-complex="Liberation Serif" style:font-weight-complex="normal"/>
    </style:style>
    <style:style style:name="T65" style:family="text">
      <style:text-properties style:font-name="Liberation Serif" fo:font-size="12pt" fo:font-weight="normal" officeooo:rsid="005b5e8a" fo:background-color="transparent" loext:char-shading-value="0" style:font-name-asian="Liberation Serif" style:font-weight-asian="normal" style:font-name-complex="Liberation Serif" style:font-weight-complex="normal"/>
    </style:style>
    <style:style style:name="T66" style:family="text">
      <style:text-properties style:font-name="Liberation Serif" fo:font-size="12pt" fo:font-weight="normal" officeooo:rsid="005b97a8" fo:background-color="transparent" loext:char-shading-value="0" style:font-name-asian="Liberation Serif" style:font-weight-asian="normal" style:font-name-complex="Liberation Serif" style:font-weight-complex="normal"/>
    </style:style>
    <style:style style:name="T67" style:family="text">
      <style:text-properties style:font-name="Liberation Serif" fo:font-size="12pt" fo:font-weight="normal" officeooo:rsid="0061343f" fo:background-color="transparent" loext:char-shading-value="0" style:font-name-asian="Liberation Serif" style:font-weight-asian="normal" style:font-name-complex="Liberation Serif" style:font-weight-complex="normal"/>
    </style:style>
    <style:style style:name="T68" style:family="text">
      <style:text-properties style:font-name="Liberation Serif" fo:font-size="12pt" fo:font-weight="normal" officeooo:rsid="00613b73" fo:background-color="transparent" loext:char-shading-value="0" style:font-name-asian="Liberation Serif" style:font-weight-asian="normal" style:font-name-complex="Liberation Serif" style:font-weight-complex="normal"/>
    </style:style>
    <style:style style:name="T69" style:family="text">
      <style:text-properties style:font-name="Liberation Serif" fo:font-size="12pt" fo:font-weight="normal" officeooo:rsid="00613fae" fo:background-color="transparent" loext:char-shading-value="0" style:font-name-asian="Liberation Serif" style:font-weight-asian="normal" style:font-name-complex="Liberation Serif" style:font-weight-complex="normal"/>
    </style:style>
    <style:style style:name="T70" style:family="text">
      <style:text-properties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71" style:family="text">
      <style:text-properties style:font-name="Liberation Serif" fo:font-size="12pt" fo:font-weight="bold" officeooo:rsid="003d4855" fo:background-color="transparent" loext:char-shading-value="0" style:font-name-asian="Liberation Serif" style:font-weight-asian="bold" style:font-name-complex="Liberation Serif" style:font-weight-complex="bold"/>
    </style:style>
    <style:style style:name="T72" style:family="text">
      <style:text-properties style:font-name="Liberation Serif" fo:font-size="12pt" fo:font-weight="bold" officeooo:rsid="003b6273" fo:background-color="transparent" loext:char-shading-value="0" style:font-name-asian="Liberation Serif" style:font-weight-asian="bold" style:font-name-complex="Liberation Serif" style:font-weight-complex="bold"/>
    </style:style>
    <style:style style:name="T73" style:family="text">
      <style:text-properties style:font-name="Liberation Serif" fo:font-size="12pt" fo:font-weight="bold" officeooo:rsid="005971ec" fo:background-color="transparent" loext:char-shading-value="0" style:font-name-asian="Liberation Serif" style:font-weight-asian="bold" style:font-name-complex="Liberation Serif" style:font-weight-complex="bold"/>
    </style:style>
    <style:style style:name="T74" style:family="text">
      <style:text-properties style:font-name="Liberation Serif" fo:font-size="12pt" fo:background-color="transparent" loext:char-shading-value="0" style:font-name-asian="Liberation Serif" style:font-name-complex="Liberation Serif"/>
    </style:style>
    <style:style style:name="T75" style:family="text">
      <style:text-properties style:font-name="Liberation Serif" fo:font-size="12pt" officeooo:rsid="003b6273" fo:background-color="transparent" loext:char-shading-value="0" style:font-name-asian="Liberation Serif" style:font-name-complex="Liberation Serif"/>
    </style:style>
    <style:style style:name="T76" style:family="text">
      <style:text-properties style:font-name="Liberation Serif" fo:font-size="12pt" officeooo:rsid="00511092" fo:background-color="transparent" loext:char-shading-value="0" style:font-name-asian="Liberation Serif" style:font-name-complex="Liberation Serif"/>
    </style:style>
    <style:style style:name="T77" style:family="text">
      <style:text-properties style:font-name="Liberation Serif" fo:font-size="12pt" officeooo:rsid="00544154" fo:background-color="transparent" loext:char-shading-value="0" style:font-name-asian="Liberation Serif" style:font-name-complex="Liberation Serif"/>
    </style:style>
    <style:style style:name="T78" style:family="text">
      <style:text-properties style:font-name="Liberation Serif" fo:font-size="12pt" officeooo:rsid="0057b43d" fo:background-color="transparent" loext:char-shading-value="0" style:font-name-asian="Liberation Serif" style:font-name-complex="Liberation Serif"/>
    </style:style>
    <style:style style:name="T79" style:family="text">
      <style:text-properties style:font-name="Liberation Serif" fo:font-size="12pt" officeooo:rsid="005971ec" fo:background-color="transparent" loext:char-shading-value="0" style:font-name-asian="Liberation Serif" style:font-name-complex="Liberation Serif"/>
    </style:style>
    <style:style style:name="T80" style:family="text">
      <style:text-properties style:font-name="Liberation Serif" fo:font-size="12pt" officeooo:rsid="005a8647" fo:background-color="transparent" loext:char-shading-value="0" style:font-name-asian="Liberation Serif" style:font-name-complex="Liberation Serif"/>
    </style:style>
    <style:style style:name="T81" style:family="text">
      <style:text-properties style:font-name="Liberation Serif" fo:font-size="12pt" officeooo:rsid="0056266c" fo:background-color="transparent" loext:char-shading-value="0" style:font-name-asian="Liberation Serif" style:font-name-complex="Liberation Serif"/>
    </style:style>
    <style:style style:name="T82" style:family="text">
      <style:text-properties style:font-name="Liberation Serif" fo:font-size="12pt" officeooo:rsid="006305a4" fo:background-color="transparent" loext:char-shading-value="0" style:font-name-asian="Liberation Serif" style:font-name-complex="Liberation Serif"/>
    </style:style>
    <style:style style:name="T83" style:family="text">
      <style:text-properties style:font-name="Liberation Serif" fo:font-size="12pt" officeooo:rsid="00647948" fo:background-color="transparent" loext:char-shading-value="0" style:font-name-asian="Liberation Serif" style:font-name-complex="Liberation Serif"/>
    </style:style>
    <style:style style:name="T84" style:family="text">
      <style:text-properties style:font-name="Liberation Serif" fo:font-size="12pt" officeooo:rsid="0065ba23" fo:background-color="transparent" loext:char-shading-value="0" style:font-name-asian="Liberation Serif" style:font-name-complex="Liberation Serif"/>
    </style:style>
    <style:style style:name="T85" style:family="text">
      <style:text-properties style:font-name="Liberation Serif" fo:font-size="12pt" officeooo:rsid="006b37bb" fo:background-color="transparent" loext:char-shading-value="0" style:font-name-asian="Liberation Serif" style:font-name-complex="Liberation Serif"/>
    </style:style>
    <style:style style:name="T86" style:family="text">
      <style:text-properties officeooo:rsid="0047088a"/>
    </style:style>
    <style:style style:name="T87" style:family="text">
      <style:text-properties officeooo:rsid="00489775"/>
    </style:style>
    <style:style style:name="T88" style:family="text">
      <style:text-properties officeooo:rsid="00543ffe"/>
    </style:style>
    <style:style style:name="T89" style:family="text">
      <style:text-properties officeooo:rsid="0066ef82"/>
    </style:style>
    <style:style style:name="T90" style:family="text">
      <style:text-properties officeooo:rsid="0066f87a"/>
    </style:style>
    <style:style style:name="T91" style:family="text">
      <style:text-properties officeooo:rsid="006889a0"/>
    </style:style>
    <style:style style:name="T92" style:family="text">
      <style:text-properties officeooo:rsid="0069c182"/>
    </style:style>
    <style:style style:name="T93" style:family="text">
      <style:text-properties officeooo:rsid="006aed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vaScript</text:h>
      <text:p text:style-name="P13"/>
      <text:p text:style-name="P63">Syntax</text:p>
      <text:p text:style-name="P19">let — block scoped, var — function/global scope.</text:p>
      <text:p text:style-name="P19"/>
      <text:p text:style-name="P19">typeof a — <text:span text:style-name="T54">operator, returns “number”, “string”, “function”, ...</text:span></text:p>
      <text:p text:style-name="P13"/>
      <text:p text:style-name="P13">with (object) {</text:p>
      <text:p text:style-name="P13"><text:s text:c="3"/>properties used without the object name and dot</text:p>
      <text:p text:style-name="P13">}</text:p>
      <text:p text:style-name="P13"/>
      <text:p text:style-name="P70">Objects</text:p>
      <text:p text:style-name="P12"><text:span text:style-name="T6">Method may be constructor if: </text:span><text:span text:style-name="T7">var obj = new func(&lt;constructor args&gt;) </text:span><text:span text:style-name="T25">{</text:span></text:p>
      <text:p text:style-name="P35"><text:tab/>this.field1 = ...;</text:p>
      <text:p text:style-name="P35"><text:tab/>this.field2 = ...;</text:p>
      <text:p text:style-name="P35">}</text:p>
      <text:p text:style-name="P35"/>
      <text:p text:style-name="P36">var obj = {</text:p>
      <text:p text:style-name="P36"><text:tab/>member1 : value1,</text:p>
      <text:p text:style-name="P35"><text:tab/>member2 : value2,</text:p>
      <text:p text:style-name="P116"><text:span text:style-name="T1"><text:tab/></text:span><text:span text:style-name="T26">method1 : function() {}</text:span></text:p>
      <text:p text:style-name="P35">};</text:p>
      <text:p text:style-name="P35"/>
      <text:p text:style-name="P71">Functions</text:p>
      <text:p text:style-name="P44">const square = function(number) { return number * number }</text:p>
      <text:p text:style-name="P13"/>
      <text:p text:style-name="P58">type Date</text:p>
      <text:p text:style-name="P13">new Date() - current date time</text:p>
      <text:p text:style-name="P13">new Date(milliseconds)</text:p>
      <text:p text:style-name="P13">new Date(datestring) same as Date.parse()</text:p>
      <text:p text:style-name="P13">new Date(year,month,date[,hour,minute,second,millisecond]) - integer arguments.</text:p>
      <text:p text:style-name="P13"/>
      <text:p text:style-name="P1"><text:span text:style-name="T35">Math functions</text:span><text:span text:style-name="T1"> Math.***()</text:span></text:p>
      <text:p text:style-name="P13">Math.random() - return in range 0 - 1.</text:p>
      <text:p text:style-name="P13"/>
      <text:p text:style-name="P59">Magic properties:</text:p>
      <text:p text:style-name="P1"><text:span text:style-name="T35">prototype</text:span><text:span text:style-name="T1"> - to add field to any object: obj.</text:span><text:span text:style-name="T35">prototype</text:span><text:span text:style-name="T1">.field2 = ""</text:span></text:p>
      <text:p text:style-name="P13"/>
      <text:p text:style-name="P64"/>
      <text:p text:style-name="P103"><text:span text:style-name="T48">Legacy </text:span><text:span text:style-name="T44">DOM objects — </text:span><text:span text:style-name="T48">supported everywhere</text:span></text:p>
      <text:p text:style-name="P62">window</text:p>
      <text:p text:style-name="P20">.onerror — assign here method, called if error occur(see below)</text:p>
      <text:p text:style-name="P20">.onload — assign here no-arg method, called when page is loaded(loading??)</text:p>
      <text:p text:style-name="P20">.print() - see below</text:p>
      <text:p text:style-name="P20"/>
      <text:p text:style-name="P62">document</text:p>
      <text:p text:style-name="P102"><text:span text:style-name="T1">.</text:span><text:span text:style-name="T2">cookie — </text:span><text:span text:style-name="T3">see below</text:span></text:p>
      <text:p text:style-name="P2"><text:span text:style-name="T3">.</text:span><text:span text:style-name="T4">location — for redirect(see below). Do not read it — it is deprecated, r</text:span><text:span text:style-name="T5">ead</text:span><text:span text:style-name="T4"> </text:span><text:span text:style-name="T38">.URL</text:span></text:p>
      <text:p text:style-name="P106"><text:span text:style-name="T45">.</text:span><text:span text:style-name="T46">write(“text”)/.writeln(“</text:span><text:span text:style-name="T47">text</text:span><text:span text:style-name="T46">”) - writes “text” to body, you may create layout in this way.</text:span></text:p>
      <text:p text:style-name="P42"/>
      <text:p text:style-name="P104"><text:soft-page-break/><text:span text:style-name="T46">W</text:span><text:span text:style-name="T44">3C DOM objects — standard, some may not be supported</text:span></text:p>
      <text:p text:style-name="P65">document</text:p>
      <text:p text:style-name="P41">.getElementById('myImage') — element has attribute id=”myImage”</text:p>
      <text:p text:style-name="P41">.<text:span text:style-name="T87">querySelector(“&lt;selector like for CSS&gt;”) - also returns element</text:span></text:p>
      <text:p text:style-name="P21"/>
      <text:p text:style-name="P20"/>
      <text:p text:style-name="P58">Error handling</text:p>
      <text:p text:style-name="P13">Has usual try-catch-finally</text:p>
      <text:p text:style-name="P13">window.onerror = function() {} - another way; may have arguments:</text:p>
      <text:p text:style-name="P13"><text:tab/>error message - what browser would show</text:p>
      <text:p text:style-name="P13"><text:tab/>url - file, where error occured</text:p>
      <text:p text:style-name="P13"><text:tab/>line number - where error occured</text:p>
      <text:p text:style-name="P13"/>
      <text:p text:style-name="P62">Setting timers</text:p>
      <text:p text:style-name="P40">var timer = <text:span text:style-name="T52">setTimeout</text:span>(function, durationMs)</text:p>
      <text:p text:style-name="P2"><text:span text:style-name="T27">var timer = </text:span><text:span text:style-name="T37">setInterval</text:span><text:span text:style-name="T27">(function, periodMs)</text:span></text:p>
      <text:p text:style-name="P2"><text:span text:style-name="T37">clearTimeout</text:span><text:span text:style-name="T27">(timer) — stops timer. Applicable to setInterval???</text:span></text:p>
      <text:p text:style-name="P14"/>
      <text:p text:style-name="P69">Send request</text:p>
      <text:p text:style-name="P69"/>
      <text:p text:style-name="P61"/>
      <text:p text:style-name="P61">Form validation</text:p>
      <text:p text:style-name="P17">&lt;form ... onsubmit = "return(validate());"&gt;</text:p>
      <text:p text:style-name="P58"/>
      <text:p text:style-name="P58">To redirect</text:p>
      <text:p text:style-name="P1"><text:span text:style-name="T1">window.location = "</text:span><text:a xlink:type="simple" xlink:href="https://www.tutorialspoint.com/" text:style-name="Internet_20_link" text:visited-style-name="Visited_20_Internet_20_Link"><text:span text:style-name="T51">https://www.tutorialspoint.com</text:span></text:a><text:span text:style-name="T1">";</text:span></text:p>
      <text:p text:style-name="P13">setTimeout('Redirect()', 10000);</text:p>
      <text:p text:style-name="P13"/>
      <text:p text:style-name="P58">Get browser name</text:p>
      <text:p text:style-name="P13">navigator.appName - value like "Microsoft Internet Explorer"</text:p>
      <text:p text:style-name="P13"/>
      <text:p text:style-name="P58">Print current page on printer</text:p>
      <text:p text:style-name="P13">window.print()</text:p>
      <text:p text:style-name="P13"/>
      <text:p text:style-name="P58">Message boxes</text:p>
      <text:p text:style-name="P1"><text:span text:style-name="T35">alert</text:span><text:span text:style-name="T1">("message") - just to allert</text:span></text:p>
      <text:p text:style-name="P1"><text:span text:style-name="T1">boolean </text:span><text:span text:style-name="T35">confirm</text:span><text:span text:style-name="T1">("Some question") - with buttons "Ok", "Cancel"; return true if <text:tab/>clicked "OK".</text:span></text:p>
      <text:p text:style-name="P1"><text:span text:style-name="T1">string </text:span><text:span text:style-name="T35">prompt</text:span><text:span text:style-name="T1">("Enter value: ", "initial value in text-box") - return entered value <text:tab/>if clicked "Ok", or null if clicked "Cancel".</text:span></text:p>
      <text:p text:style-name="P13"/>
      <text:p text:style-name="P13"/>
      <text:p text:style-name="P58">Cookies</text:p>
      <text:p text:style-name="P13">* Create</text:p>
      <text:p text:style-name="P13">document.cookie = "key1=value1;key2=value2;expires=date";</text:p>
      <text:p text:style-name="P1"><text:span text:style-name="T1">use </text:span><text:span text:style-name="T35">escape</text:span><text:span text:style-name="T1">() - to url-code, </text:span><text:span text:style-name="T35">unescape</text:span><text:span text:style-name="T1">() - to url-decode value.</text:span></text:p>
      <text:p text:style-name="P13">use str.split('char') to split cookies and key-value</text:p>
      <text:p text:style-name="P13"/>
      <text:p text:style-name="P13">* Read</text:p>
      <text:p text:style-name="P13"/>
      <text:p text:style-name="P13">* Delete</text:p>
      <text:p text:style-name="P13">set expires in the past??</text:p>
      <text:p text:style-name="P13"/>
      <text:p text:style-name="P78"><text:soft-page-break/></text:p>
      <text:h text:style-name="Heading_20_1" text:outline-level="1">Html</text:h>
      <text:p text:style-name="P59">Events</text:p>
      <text:p text:style-name="P13">onclick</text:p>
      <text:p text:style-name="P13">onsubmit - when submit form</text:p>
      <text:p text:style-name="P13">onerror - when problem with loading component</text:p>
      <text:p text:style-name="P18">onMouseOver - ??</text:p>
      <text:p text:style-name="P18">onMouseOut — mouse leaves comp.</text:p>
      <text:p text:style-name="P18"/>
      <text:p text:style-name="P4"><text:span text:style-name="T28">onclick = “doSmth(); </text:span><text:span text:style-name="T29">event.stopPropagation();”</text:span></text:p>
      <text:p text:style-name="P13"/>
      <text:p text:style-name="P58">Forms</text:p>
      <text:p text:style-name="P16">&lt;form</text:p>
      <text:p text:style-name="P16"><text:tab/>name = "myform" action = "<text:span text:style-name="T89">URL which will handle</text:span>"</text:p>
      <text:p text:style-name="P15"><text:span text:style-name="T89"><text:tab/>method=”POST” enctype</text:span><text:span text:style-name="T90">=”application/x-www-form-urlencoded” </text:span><text:span text:style-name="T92">target=”_self”</text:span>&gt;</text:p>
      <text:p text:style-name="P38">method – if GET – form data will be placed as request params of URL</text:p>
      <text:p text:style-name="P16"><text:span text:style-name="T89">enctype – </text:span><text:span text:style-name="T92">use </text:span>multipart/form-data <text:span text:style-name="T92">when uploading files</text:span></text:p>
      <text:p text:style-name="P58"><text:span text:style-name="T91">T</text:span>extual input</text:p>
      <text:p text:style-name="P13">&lt;input type = "text" <text:span text:style-name="T93">maxlength=”100”</text:span> name = "customer"/&gt;</text:p>
      <text:p text:style-name="P77">Submit button</text:p>
      <text:p text:style-name="P37">&lt;input type=”submit” value=”Submit!”/&gt;</text:p>
      <text:p text:style-name="P58">button(not submit)</text:p>
      <text:p text:style-name="P13">&lt;input type = "button" value = "Caption" onclick = "functionToHandle();"/&gt;</text:p>
      <text:p text:style-name="P13"/>
      <text:p text:style-name="P13">&lt;a href = "javascript:void(alert('Warning!!!'))"&gt;Click me!&lt;/a&gt;</text:p>
      <text:p text:style-name="P13"/>
      <text:p text:style-name="P60">Select box</text:p>
      <text:p text:style-name="P39">&lt;select name = "Country"&gt;</text:p>
      <text:p text:style-name="P39"><text:tab/>&lt;option value = "-1" selected&gt;[choose yours]&lt;/option&gt;</text:p>
      <text:p text:style-name="P39"><text:tab/>&lt;option value = "1"&gt;USA&lt;/option&gt;</text:p>
      <text:p text:style-name="P39"><text:tab/>&lt;option value = "2"&gt;UK&lt;/option&gt;</text:p>
      <text:p text:style-name="P39"><text:tab/>&lt;option value = "3"&gt;INDIA&lt;/option&gt;</text:p>
      <text:p text:style-name="P39">&lt;/select&gt;</text:p>
      <text:p text:style-name="P39"/>
      <text:p text:style-name="P72">Label</text:p>
      <text:p text:style-name="P22">&lt;<text:span text:style-name="T88">label&gt;Label text &lt;input …/&gt;&lt;/label&gt;</text:span></text:p>
      <text:p text:style-name="P22"/>
      <text:p text:style-name="P73">List</text:p>
      <text:p text:style-name="P22">list-style-type: none; - <text:span text:style-name="T88">no bullets</text:span></text:p>
      <text:p text:style-name="P22"/>
      <text:p text:style-name="P74">File selector</text:p>
      <text:p text:style-name="P22"/>
      <text:p text:style-name="P66">CSS</text:p>
      <text:p text:style-name="P105"><text:span text:style-name="T49">S</text:span><text:span text:style-name="T44">yntax</text:span></text:p>
      <text:p text:style-name="P108"><text:span text:style-name="T1">selector, </text:span><text:span text:style-name="T13">selector, selector</text:span><text:span text:style-name="T1"> {</text:span></text:p>
      <text:p text:style-name="P23"><text:tab/>property: value;</text:p>
      <text:p text:style-name="P23">}</text:p>
      <text:p text:style-name="P23"/>
      <text:p text:style-name="P105"><text:span text:style-name="T44">Selector</text:span><text:span text:style-name="T50">s</text:span></text:p>
      <text:p text:style-name="P5"><text:span text:style-name="T12">1. Element: h1 {...} - for </text:span><text:span text:style-name="T15">all </text:span><text:span text:style-name="T12">&lt;h1&gt;; </text:span><text:span text:style-name="T15">a[rel] {} - for all &lt;a&gt;, which have rel; a[href=”my.com”] - for all &lt;a href=”my.com”&gt;</text:span></text:p>
      <text:p text:style-name="P24"><text:soft-page-break/></text:p>
      <text:p text:style-name="P108"><text:span text:style-name="T1">2. Class: .nameOfClass </text:span><text:span text:style-name="T14">{...}</text:span><text:span text:style-name="T1"> — defines style for all elements with class=”nameOfClass”(</text:span><text:span text:style-name="T36">no dot here</text:span><text:span text:style-name="T1">)</text:span></text:p>
      <text:p text:style-name="P23"/>
      <text:p text:style-name="P108"><text:span text:style-name="T1">3. Id: #idValue </text:span><text:span text:style-name="T14">{...}</text:span><text:span text:style-name="T1">— style for elements with id=”idValue”.</text:span></text:p>
      <text:p text:style-name="P23"/>
      <text:p text:style-name="P25">4. Combinators: section &gt; h1{...} - style for all h1, which are dirrect children of section.</text:p>
      <text:p text:style-name="P26"/>
      <text:p text:style-name="P67">More examples</text:p>
      <text:p text:style-name="P26">h1.nameOfClass — selects all &lt;h1 class = “nameOfClass”&gt;</text:p>
      <text:p text:style-name="P109"><text:span text:style-name="T1">.</text:span><text:span text:style-name="T16">outer .inner button — for all &lt;button&gt; inside &lt;... class=”inner”&gt; inside &lt;.. class=”outer”&gt;</text:span></text:p>
      <text:p text:style-name="P22"/>
      <text:p text:style-name="P22">z-index — box with bigger z-index is over overlaping box with smaller z-index; z-index works for elements on the same level of hyerarchy in html; 0 or positive value.</text:p>
      <text:p text:style-name="P27"/>
      <text:p text:style-name="P3"><text:span text:style-name="T9">transform - </text:span><text:span text:style-name="T8"><text:s/></text:span><text:span text:style-name="T9">different transformations(like rotating).</text:span></text:p>
      <text:p text:style-name="P28"/>
      <text:p text:style-name="P68">Properties</text:p>
      <text:p text:style-name="P115"><text:span text:style-name="T1">scale(&lt;scale for width, ex: 2&gt;, &lt;</text:span><text:span text:style-name="T10">optional, defaults to 1-st argument; </text:span><text:span text:style-name="T1">scale for height, ex: 0.5&gt;)</text:span></text:p>
      <text:p text:style-name="P99"/>
      <text:p text:style-name="P99">font-family: <text:span text:style-name="T55">default fall-back??</text:span></text:p>
      <text:p text:style-name="P99">font-style: italic <text:span text:style-name="T53">or</text:span><text:span text:style-name="T86"> ...</text:span></text:p>
      <text:p text:style-name="P99">font-size: 10px <text:span text:style-name="T52">or</text:span> 1cm</text:p>
      <text:p text:style-name="P98">font-weight — normal/bold or number 100/200/../400(like normal)/../700(like bold)/../900</text:p>
      <text:p text:style-name="P28"/>
      <text:p text:style-name="P107"><text:span text:style-name="T1">translate(&lt;move horizontally, ex: 10px, 50%&gt;, &lt;optional, </text:span><text:span text:style-name="T10">default to 0;</text:span><text:span text:style-name="T1"> move vertically, ex: 10px, 50%&gt;</text:span><text:span text:style-name="T11">)</text:span></text:p>
      <text:p text:style-name="P29"/>
      <text:p text:style-name="P110"><text:span text:style-name="T11">p</text:span><text:span text:style-name="T1">ointer-events</text:span></text:p>
      <text:p text:style-name="P30"><text:tab/>auto — same as not specified, even sending is defined somewhere else</text:p>
      <text:p text:style-name="P30"><text:tab/>none — events are not send; <text:s/>child elements may receive events if they have other <text:tab/>value.</text:p>
      <text:p text:style-name="P6"><text:span text:style-name="T11">O</text:span><text:span text:style-name="T17">pacity — 0..1 or 0% ... 100%, oposit to transparency</text:span></text:p>
      <text:p text:style-name="P31"/>
      <text:p text:style-name="P111"><text:span text:style-name="T17">po</text:span><text:span text:style-name="T1">sition — makes component positioned; </text:span><text:span text:style-name="T36">see top, right, bottom, left</text:span></text:p>
      <text:p text:style-name="P107"><text:span text:style-name="T11"><text:tab/></text:span><text:span text:style-name="T40">static</text:span><text:span text:style-name="T18"> — according document flow; top - left has no effect</text:span></text:p>
      <text:p text:style-name="P7"><text:span text:style-name="T18"><text:tab/></text:span><text:span text:style-name="T39">relative</text:span><text:span text:style-name="T19"> — take position according doc. flow </text:span><text:span text:style-name="T39">and</text:span><text:span text:style-name="T19"> offset it using top — left; </text:span><text:span text:style-name="T39">Other <text:tab/>elements “do not see”, that this element was offsetted, </text:span><text:span text:style-name="T30">they behave, like there is no <text:tab/>offset;</text:span></text:p>
      <text:p text:style-name="P8"><text:span text:style-name="T30"><text:tab/></text:span><text:span text:style-name="T39">absolute</text:span><text:span text:style-name="T30"> — removed from doc. flow — other elements “will not see”, that element <text:tab/>exists</text:span><text:span text:style-name="T31">(occupies space)</text:span><text:span text:style-name="T30">. Top — left define position relatively to neares </text:span><text:span text:style-name="T39">positioned</text:span><text:span text:style-name="T30"> <text:tab/>ancestor. If no such ancestor — initial content area(</text:span><text:span text:style-name="T57">window???</text:span><text:span text:style-name="T30">)</text:span></text:p>
      <text:p text:style-name="P7"><text:span text:style-name="T30"><text:tab/></text:span><text:span text:style-name="T41">fixed</text:span><text:span text:style-name="T31"> — removed from doc. </text:span><text:span text:style-name="T32">f</text:span><text:span text:style-name="T31">low — other elements “will not see”, that element exists <text:tab/>(occupies space). </text:span><text:span text:style-name="T33">Top — left defines position relative to initial content <text:tab/>are(</text:span><text:span text:style-name="T42">window???</text:span><text:span text:style-name="T33">). </text:span><text:span text:style-name="T42">See doc, because there are some exceptions.</text:span></text:p>
      <text:p text:style-name="P7"><text:span text:style-name="T42"><text:tab/>sticky —</text:span><text:span text:style-name="T33"> according normal doc. flow </text:span><text:span text:style-name="T42">and</text:span><text:span text:style-name="T33"> than top-left define offset relative to nearest <text:tab/>“</text:span><text:span text:style-name="T42">scrollable</text:span><text:span text:style-name="T33">” ancestor. Other element “does not see” that element was “offsetted”.</text:span></text:p>
      <text:p text:style-name="P43"><text:tab/></text:p>
      <text:p text:style-name="P112"><text:span text:style-name="T11">top, right, bottom, left — </text:span><text:span text:style-name="T1">see position; </text:span><text:span text:style-name="T56">values??</text:span></text:p>
      <text:p text:style-name="P113"/>
      <text:p text:style-name="P79"><text:span text:style-name="T59">display — </text:span><text:span text:style-name="T60">defines if element is block or inline element(</text:span><text:span text:style-name="T71">see below</text:span><text:span text:style-name="T60">) </text:span><text:span text:style-name="T71">and</text:span><text:span text:style-name="T60"> layout for children</text:span></text:p>
      <text:p text:style-name="P32"/>
      <text:p text:style-name="P10"><text:soft-page-break/><text:span text:style-name="T20">align-items — </text:span><text:span text:style-name="T21">sets </text:span><text:span text:style-name="T43">align-self</text:span><text:span text:style-name="T21"> property to all </text:span><text:span text:style-name="T43">direct</text:span><text:span text:style-name="T21"> children </text:span><text:span text:style-name="T43">but</text:span><text:span text:style-name="T21"> child’s align-self has priority. <text:tab/></text:span><text:span text:style-name="T22">Relates to some Flexbox(??)</text:span></text:p>
      <text:p text:style-name="P33"/>
      <text:p text:style-name="P9"><text:span text:style-name="T21">align-self — </text:span><text:span text:style-name="T22">Relates to some flexbox</text:span></text:p>
      <text:p text:style-name="P33"><text:tab/>start, center, end, stretch — obvious</text:p>
      <text:p text:style-name="P33"/>
      <text:p text:style-name="P80"><text:span text:style-name="T59">justify-content — </text:span><text:span text:style-name="T61">how browser distributes spaces between elements in Flexbox.</text:span></text:p>
      <text:p text:style-name="P80"><text:span text:style-name="T61"><text:tab/>Example: </text:span><text:span text:style-name="T59">space-between;</text:span></text:p>
      <text:p text:style-name="P32"/>
      <text:p text:style-name="P97"><text:span text:style-name="T59">o</text:span><text:span text:style-name="T58">veflow/</text:span><text:span text:style-name="T62">overflow-x/overflow-y</text:span></text:p>
      <text:p text:style-name="P34"><text:tab/>scroll — there will be scrollbar</text:p>
      <text:p text:style-name="P34"><text:tab/>auto — scrollbar appears only when a lot of content</text:p>
      <text:p text:style-name="P11"><text:span text:style-name="T23"><text:tab/></text:span><text:span text:style-name="T24">hidden — hides overflowed content</text:span></text:p>
      <text:p text:style-name="P34"/>
      <text:p text:style-name="P34"/>
      <text:p text:style-name="P100"><text:span text:style-name="T58">“</text:span><text:span text:style-name="T70">Cross Axis</text:span><text:span text:style-name="T58">” is perpendicular to </text:span><text:span text:style-name="T70">flex-direction.</text:span></text:p>
      <text:p text:style-name="P101"><text:span text:style-name="T72">D</text:span><text:span text:style-name="T70">isplay: flex </text:span><text:span text:style-name="T63">with</text:span><text:span text:style-name="T70"> flex-direction: row</text:span></text:p>
      <text:p text:style-name="P82"><text:span text:style-name="T76">justify-content – horizontal placement: </text:span><text:span text:style-name="T77">flex-</text:span><text:span text:style-name="T76">start/center/</text:span><text:span text:style-name="T77">flex-</text:span><text:span text:style-name="T76">end/</text:span><text:span text:style-name="T82">space-between</text:span></text:p>
      <text:p text:style-name="P45">align-items – vertical placement: </text:p>
      <text:p text:style-name="P45"><text:tab/>flex-start/center/flex-end – place on top/center/bottom; height of item is def. by item’s <text:tab/>content</text:p>
      <text:p text:style-name="P85"><text:span text:style-name="T74"><text:tab/>baseline – </text:span><text:span text:style-name="T83">centers of all items are aligned; item’s height is defined by it’s content</text:span></text:p>
      <text:p text:style-name="P46"><text:tab/>stretch – item’s height is stretched to fill container</text:p>
      <text:p text:style-name="P57">align-self – on specific item</text:p>
      <text:p text:style-name="P47">flex-wrap – wrap flex line or not: wrap/nowrap. If “nowrap” – item’s width may be squized</text:p>
      <text:p text:style-name="P86"><text:span text:style-name="T74">align-content – how flex lines will be placed(distributed) in container; is useful with flex-wrap=wrap. Values: flex-start/flex-end/center/space-between/space-around/stretch. </text:span><text:span text:style-name="T84">When “stretch” – stretch height to fill all container’s height.</text:span></text:p>
      <text:p text:style-name="P87"><text:span text:style-name="T74">flex-shrink – applicable for </text:span><text:span text:style-name="T70">child item</text:span><text:span text:style-name="T74">; allow to reduce width(if container is too narrow for all) or not: 1/0 </text:span></text:p>
      <text:p text:style-name="P87"><text:span text:style-name="T74">flex-grow - applicable for </text:span><text:span text:style-name="T70">child item</text:span><text:span text:style-name="T74">; allow to inc. width to fill all available container’s space or not: 1/0</text:span></text:p>
      <text:p text:style-name="P48"/>
      <text:p text:style-name="P89"><text:span text:style-name="T76">D</text:span><text:span text:style-name="T74">isplay: grid</text:span></text:p>
      <text:p text:style-name="P49">Define columns</text:p>
      <text:p text:style-name="P90"><text:span text:style-name="T81">grid-template-columns</text:span><text:span text:style-name="T64">: &lt;</text:span><text:span text:style-name="T65">space separated value for each column</text:span><text:span text:style-name="T64">&gt;</text:span></text:p>
      <text:p text:style-name="P50">Possible values:</text:p>
      <text:p text:style-name="P50">100px – width in pixels</text:p>
      <text:p text:style-name="P50">2fr – parts of free-space</text:p>
      <text:p text:style-name="P95"><text:span text:style-name="T63">20% - </text:span><text:span text:style-name="T67">from inline size of this container</text:span></text:p>
      <text:p text:style-name="P51">auto – size depends on content</text:p>
      <text:p text:style-name="P92"><text:span text:style-name="T68">min-content / </text:span><text:span text:style-name="T63">max-content</text:span></text:p>
      <text:p text:style-name="P91"><text:span text:style-name="T63">minmax(&lt;</text:span><text:span text:style-name="T68">value&gt;</text:span><text:span text:style-name="T63">, &lt;</text:span><text:span text:style-name="T68">value</text:span><text:span text:style-name="T63">&gt;)</text:span></text:p>
      <text:p text:style-name="P91"><text:span text:style-name="T63">fit-content(40% / </text:span><text:span text:style-name="T68">100px</text:span><text:span text:style-name="T63">) – </text:span><text:span text:style-name="T69">at least “auto” (may auto-resize to min-content) and not bigger then specified limit</text:span></text:p>
      <text:p text:style-name="P52"/>
      <text:p text:style-name="P96"><text:span text:style-name="T69">U</text:span><text:span text:style-name="T63">se </text:span><text:span text:style-name="T74">repeat(&lt;repetitions&gt;, &lt;value&gt;)</text:span><text:span text:style-name="T63"> to make value-list shorter</text:span></text:p>
      <text:p text:style-name="P50"/>
      <text:p text:style-name="P93"><text:span text:style-name="T74">grid-auto-columns</text:span><text:span text:style-name="T63">: &lt;value for each column, created implicitly – without grid-template-columns &gt;</text:span></text:p>
      <text:p text:style-name="P50"/>
      <text:p text:style-name="P53">Define rows</text:p>
      <text:p text:style-name="P94"><text:span text:style-name="T74">grid-template-rows:</text:span><text:span text:style-name="T63"> &lt;space separated value for each column&gt;</text:span></text:p>
      <text:p text:style-name="P54"><text:soft-page-break/>Possible values</text:p>
      <text:p text:style-name="P54"/>
      <text:p text:style-name="P91"><text:span text:style-name="T74">grid-auto-rows</text:span><text:span text:style-name="T63">: </text:span><text:span text:style-name="T66">&lt;value for each row, created implicitly – without grid-template-rows &gt;</text:span></text:p>
      <text:p text:style-name="P75"/>
      <text:p text:style-name="P89"><text:span text:style-name="T80">Define </text:span><text:span text:style-name="T79">gaps</text:span></text:p>
      <text:p text:style-name="P55">column-gap: 10px;</text:p>
      <text:p text:style-name="P83"><text:span text:style-name="T85">r</text:span><text:span text:style-name="T74">ow-gap: </text:span><text:span text:style-name="T79">5px</text:span><text:span text:style-name="T74">;</text:span></text:p>
      <text:p text:style-name="P55"/>
      <text:p text:style-name="P76">Define item’s position</text:p>
      <text:p text:style-name="P56">I nothing specified is style – will be put in grid’s cells consequently</text:p>
      <text:p text:style-name="P56"/>
      <text:p text:style-name="P84"><text:span text:style-name="T74">Item occupies several cells </text:span><text:span text:style-name="T79">or 1 cell</text:span></text:p>
      <text:p text:style-name="P83"><text:span text:style-name="T74">.</text:span><text:span text:style-name="T78">item</text:span><text:span text:style-name="T74"> {</text:span></text:p>
      <text:p text:style-name="P83"><text:span text:style-name="T74"><text:s text:c="2"/>grid-column: 1 / </text:span><text:span text:style-name="T79">4 </text:span><text:span text:style-name="T73">or</text:span><text:span text:style-name="T79"> 1;</text:span></text:p>
      <text:p text:style-name="P83"><text:span text:style-name="T74"><text:s text:c="2"/>grid-</text:span><text:span text:style-name="T79">row</text:span><text:span text:style-name="T74">: </text:span><text:span text:style-name="T79">1 / 3 </text:span><text:span text:style-name="T73">or</text:span><text:span text:style-name="T79"> 1</text:span><text:span text:style-name="T74">;</text:span></text:p>
      <text:p text:style-name="P55">}</text:p>
      <text:p text:style-name="P114"/>
      <text:p text:style-name="P88"><text:span text:style-name="T75">I</text:span><text:span text:style-name="T74">nline and Block elements</text:span></text:p>
      <text:p text:style-name="P9"><text:span text:style-name="T34">There are </text:span><text:span text:style-name="T43">CSS Writing Mode</text:span><text:span text:style-name="T34"> — words/paragraphs may go differently that left-to-right/top-to-bottom; this is for arabic countries;</text:span></text:p>
      <text:p text:style-name="P81"><text:span text:style-name="T74">In normal document flow </text:span><text:span text:style-name="T70">inline elements</text:span><text:span text:style-name="T74"> are placed in word dirrection of Writing Mode, block elements — in paragraph dirrection;</text:span>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start"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9T21:35:31.631000000</dc:date>
    <meta:editing-duration>P3DT20H25M40S</meta:editing-duration>
    <meta:editing-cycles>88</meta:editing-cycles>
    <meta:generator>LibreOffice/7.6.3.2$Windows_X86_64 LibreOffice_project/29d686fea9f6705b262d369fede658f824154cc0</meta:generator>
    <meta:document-statistic meta:table-count="0" meta:image-count="0" meta:object-count="0" meta:page-count="6" meta:paragraph-count="192" meta:word-count="1211" meta:character-count="8692" meta:non-whitespace-character-count="7553"/>
  </office:meta>
</office:document-meta>
</file>